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sup>
          <mi mathvariant="normal">θ</mi>
          <mrow>
            <mi>i</mi>
            <mo stretchy="false">+</mo>
            <mn>1</mn>
          </mrow>
        </msup>
        <mo stretchy="false">=</mo>
        <munder>
          <mi mathvariant="italic">argmax</mi>
          <mi mathvariant="normal">θ</mi>
        </munder>
      </mrow>
      <munder>
        <mi mathvariant="normal">Σ</mi>
        <mi>z</mi>
      </munder>
      <mi>P</mi>
      <mrow>
        <mo fence="true" stretchy="false">(</mo>
        <mrow>
          <mrow>
            <mrow>
              <mi>Z</mi>
              <mo stretchy="false">=</mo>
              <mi>z</mi>
              <mo stretchy="false">∣</mo>
              <mi>x</mi>
            </mrow>
            <mi>,</mi>
            <msup>
              <mi mathvariant="normal">θ</mi>
              <mi>i</mi>
            </msup>
          </mrow>
        </mrow>
        <mo fence="true" stretchy="false">)</mo>
      </mrow>
      <mi>L</mi>
      <mrow>
        <mo fence="true" stretchy="false">(</mo>
        <mrow>
          <mrow>
            <mi>x</mi>
            <mi>,</mi>
            <mrow>
              <mi>Z</mi>
              <mo stretchy="false">=</mo>
              <mi>z</mi>
              <mo stretchy="false">∣</mo>
              <mi mathvariant="normal">θ</mi>
            </mrow>
          </mrow>
        </mrow>
        <mo fence="true" stretchy="false">)</mo>
      </mrow>
    </mrow>
    <annotation encoding="StarMath 5.0">%itheta^{i+1} =  argmax csub{%itheta} %SIGMA csub{ z } P( Z=z divides x, %itheta^{i} ) L( x, Z=z divides %itheta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5:41:01.935000000</meta:creation-date>
    <dc:date>2016-03-16T16:50:59.164000000</dc:date>
    <meta:editing-duration>PT1H9M58S</meta:editing-duration>
    <meta:editing-cycles>2</meta:editing-cycles>
    <meta:generator>LibreOffice/5.1.0.3$Windows_x86 LibreOffice_project/5e3e00a007d9b3b6efb6797a8b8e57b51ab1f737</meta:generator>
  </office:meta>
</office:document-meta>
</file>